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vi_loop_clos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3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3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/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802" calcext:value-type="float">
            <text:p>0.5802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493" calcext:value-type="float">
            <text:p>0.493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4488" calcext:value-type="float">
            <text:p>0.4488</text:p>
          </table:table-cell>
          <table:table-cell table:formula="of:=([.E4]+[.I4]+[.M4])/3" office:value-type="float" office:value="0.499766666666667" calcext:value-type="float">
            <text:p>0.499766666666667</text:p>
          </table:table-cell>
          <table:table-cell table:formula="of:=([.F4]+[.J4]+[.N4])/3" office:value-type="float" office:value="0.507333333333333" calcext:value-type="float">
            <text:p>0.507333333333333</text:p>
          </table:table-cell>
          <table:table-cell table:formula="of:=([.O4]+[.P4])/2" office:value-type="float" office:value="0.50355" calcext:value-type="float">
            <text:p>0.50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26" calcext:value-type="float">
            <text:p>0.4926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773" calcext:value-type="float">
            <text:p>0.773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5869" calcext:value-type="float">
            <text:p>0.5869</text:p>
          </table:table-cell>
          <table:table-cell table:formula="of:=([.E5]+[.I5]+[.M5])/3" office:value-type="float" office:value="0.470333333333333" calcext:value-type="float">
            <text:p>0.470333333333333</text:p>
          </table:table-cell>
          <table:table-cell table:formula="of:=([.F5]+[.J5]+[.N5])/3" office:value-type="float" office:value="0.6175" calcext:value-type="float">
            <text:p>0.6175</text:p>
          </table:table-cell>
          <table:table-cell table:formula="of:=([.O5]+[.P5])/2" office:value-type="float" office:value="0.543916666666667" calcext:value-type="float">
            <text:p>0.5439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7278" calcext:value-type="float">
            <text:p>0.7278</text:p>
          </table:table-cell>
          <table:table-cell/>
          <table:table-cell office:value-type="string" calcext:value-type="string">
            <text:p>0:50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6092" calcext:value-type="float">
            <text:p>0.6092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903" calcext:value-type="float">
            <text:p>0.4903</text:p>
          </table:table-cell>
          <table:table-cell table:formula="of:=([.E6]+[.I6]+[.M6])/3" office:value-type="float" office:value="0.445266666666667" calcext:value-type="float">
            <text:p>0.445266666666667</text:p>
          </table:table-cell>
          <table:table-cell table:formula="of:=([.F6]+[.J6]+[.N6])/3" office:value-type="float" office:value="0.6091" calcext:value-type="float">
            <text:p>0.6091</text:p>
          </table:table-cell>
          <table:table-cell table:formula="of:=([.O6]+[.P6])/2" office:value-type="float" office:value="0.527183333333333" calcext:value-type="float">
            <text:p>0.5271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6534" calcext:value-type="float">
            <text:p>0.6534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6184" calcext:value-type="float">
            <text:p>0.6184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6458" calcext:value-type="float">
            <text:p>0.6458</text:p>
          </table:table-cell>
          <table:table-cell table:formula="of:=([.E7]+[.I7]+[.M7])/3" office:value-type="float" office:value="0.400266666666667" calcext:value-type="float">
            <text:p>0.400266666666667</text:p>
          </table:table-cell>
          <table:table-cell table:formula="of:=([.F7]+[.J7]+[.N7])/3" office:value-type="float" office:value="0.6392" calcext:value-type="float">
            <text:p>0.6392</text:p>
          </table:table-cell>
          <table:table-cell table:formula="of:=([.O7]+[.P7])/2" office:value-type="float" office:value="0.519733333333333" calcext:value-type="float">
            <text:p>0.5197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541" calcext:value-type="float">
            <text:p>0.5541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8327" calcext:value-type="float">
            <text:p>0.8327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4973" calcext:value-type="float">
            <text:p>0.4973</text:p>
          </table:table-cell>
          <table:table-cell table:formula="of:=([.E8]+[.I8]+[.M8])/3" office:value-type="float" office:value="0.465733333333333" calcext:value-type="float">
            <text:p>0.465733333333333</text:p>
          </table:table-cell>
          <table:table-cell table:formula="of:=([.F8]+[.J8]+[.N8])/3" office:value-type="float" office:value="0.628033333333333" calcext:value-type="float">
            <text:p>0.628033333333333</text:p>
          </table:table-cell>
          <table:table-cell table:formula="of:=([.O8]+[.P8])/2" office:value-type="float" office:value="0.546883333333333" calcext:value-type="float">
            <text:p>0.546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7197" calcext:value-type="float">
            <text:p>0.7197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6643" calcext:value-type="float">
            <text:p>0.6643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table:formula="of:=([.E9]+[.I9]+[.M9])/3" office:value-type="float" office:value="0.5424" calcext:value-type="float">
            <text:p>0.5424</text:p>
          </table:table-cell>
          <table:table-cell table:formula="of:=([.F9]+[.J9]+[.N9])/3" office:value-type="float" office:value="0.65" calcext:value-type="float">
            <text:p>0.65</text:p>
          </table:table-cell>
          <table:table-cell table:formula="of:=([.O9]+[.P9])/2" office:value-type="float" office:value="0.5962" calcext:value-type="float">
            <text:p>0.596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164" calcext:value-type="float">
            <text:p>0.5164</text:p>
          </table:table-cell>
          <table:table-cell/>
          <table:table-cell office:value-type="string" calcext:value-type="string">
            <text:p>0:30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69" calcext:value-type="float">
            <text:p>0.469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5838" calcext:value-type="float">
            <text:p>0.5838</text:p>
          </table:table-cell>
          <table:table-cell table:formula="of:=([.E10]+[.I10]+[.M10])/3" office:value-type="float" office:value="0.465333333333333" calcext:value-type="float">
            <text:p>0.465333333333333</text:p>
          </table:table-cell>
          <table:table-cell table:formula="of:=([.F10]+[.J10]+[.N10])/3" office:value-type="float" office:value="0.523066666666667" calcext:value-type="float">
            <text:p>0.523066666666667</text:p>
          </table:table-cell>
          <table:table-cell table:formula="of:=([.O10]+[.P10])/2" office:value-type="float" office:value="0.4942" calcext:value-type="float">
            <text:p>0.4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257" calcext:value-type="float">
            <text:p>0.5257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5225" calcext:value-type="float">
            <text:p>0.5225</text:p>
          </table:table-cell>
          <table:table-cell/>
          <table:table-cell office:value-type="string" calcext:value-type="string">
            <text:p>0: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902" calcext:value-type="float">
            <text:p>0.4902</text:p>
          </table:table-cell>
          <table:table-cell table:formula="of:=([.E11]+[.I11]+[.M11])/3" office:value-type="float" office:value="0.4081" calcext:value-type="float">
            <text:p>0.4081</text:p>
          </table:table-cell>
          <table:table-cell table:formula="of:=([.F11]+[.J11]+[.N11])/3" office:value-type="float" office:value="0.5128" calcext:value-type="float">
            <text:p>0.5128</text:p>
          </table:table-cell>
          <table:table-cell table:formula="of:=([.O11]+[.P11])/2" office:value-type="float" office:value="0.46045" calcext:value-type="float">
            <text:p>0.46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382" calcext:value-type="float">
            <text:p>0.382</text:p>
          </table:table-cell>
          <table:table-cell office:value-type="float" office:value="0.4865" calcext:value-type="float">
            <text:p>0.4865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468" calcext:value-type="float">
            <text:p>0.468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5176" calcext:value-type="float">
            <text:p>0.5176</text:p>
          </table:table-cell>
          <table:table-cell table:formula="of:=([.E12]+[.I12]+[.M12])/3" office:value-type="float" office:value="0.366833333333333" calcext:value-type="float">
            <text:p>0.366833333333333</text:p>
          </table:table-cell>
          <table:table-cell table:formula="of:=([.F12]+[.J12]+[.N12])/3" office:value-type="float" office:value="0.4907" calcext:value-type="float">
            <text:p>0.4907</text:p>
          </table:table-cell>
          <table:table-cell table:formula="of:=([.O12]+[.P12])/2" office:value-type="float" office:value="0.428766666666667" calcext:value-type="float">
            <text:p>0.4287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3898" calcext:value-type="float">
            <text:p>0.3898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4796" calcext:value-type="float">
            <text:p>0.4796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4672" calcext:value-type="float">
            <text:p>0.4672</text:p>
          </table:table-cell>
          <table:table-cell table:formula="of:=([.E13]+[.I13]+[.M13])/3" office:value-type="float" office:value="0.4094" calcext:value-type="float">
            <text:p>0.4094</text:p>
          </table:table-cell>
          <table:table-cell table:formula="of:=([.F13]+[.J13]+[.N13])/3" office:value-type="float" office:value="0.445533333333333" calcext:value-type="float">
            <text:p>0.445533333333333</text:p>
          </table:table-cell>
          <table:table-cell table:formula="of:=([.O13]+[.P13])/2" office:value-type="float" office:value="0.427466666666667" calcext:value-type="float">
            <text:p>0.4274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5258" calcext:value-type="float">
            <text:p>0.5258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4106" calcext:value-type="float">
            <text:p>0.4106</text:p>
          </table:table-cell>
          <table:table-cell/>
          <table:table-cell office:value-type="string" calcext:value-type="string">
            <text:p>0:50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64" calcext:value-type="float">
            <text:p>0.3064</text:p>
          </table:table-cell>
          <table:table-cell table:formula="of:=([.E14]+[.I14]+[.M14])/3" office:value-type="float" office:value="0.312866666666667" calcext:value-type="float">
            <text:p>0.312866666666667</text:p>
          </table:table-cell>
          <table:table-cell table:formula="of:=([.F14]+[.J14]+[.N14])/3" office:value-type="float" office:value="0.414266666666667" calcext:value-type="float">
            <text:p>0.414266666666667</text:p>
          </table:table-cell>
          <table:table-cell table:formula="of:=([.O14]+[.P14])/2" office:value-type="float" office:value="0.363566666666667" calcext:value-type="float">
            <text:p>0.3635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374" calcext:value-type="float">
            <text:p>0.4374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6241" calcext:value-type="float">
            <text:p>0.6241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4832" calcext:value-type="float">
            <text:p>0.4832</text:p>
          </table:table-cell>
          <table:table-cell table:formula="of:=([.E15]+[.I15]+[.M15])/3" office:value-type="float" office:value="0.439433333333333" calcext:value-type="float">
            <text:p>0.439433333333333</text:p>
          </table:table-cell>
          <table:table-cell table:formula="of:=([.F15]+[.J15]+[.N15])/3" office:value-type="float" office:value="0.5149" calcext:value-type="float">
            <text:p>0.5149</text:p>
          </table:table-cell>
          <table:table-cell table:formula="of:=([.O15]+[.P15])/2" office:value-type="float" office:value="0.477166666666667" calcext:value-type="float">
            <text:p>0.477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:50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537" calcext:value-type="float">
            <text:p>0.537</text:p>
          </table:table-cell>
          <table:table-cell/>
          <table:table-cell office:value-type="string" calcext:value-type="string">
            <text:p>0:50</text:p>
          </table:table-cell>
          <table:table-cell office:value-type="float" office:value="0.48" calcext:value-type="float">
            <text:p>0.48</text:p>
          </table:table-cell>
          <table:table-cell office:value-type="float" office:value="0.5135" calcext:value-type="float">
            <text:p>0.5135</text:p>
          </table:table-cell>
          <table:table-cell/>
          <table:table-cell office:value-type="string" calcext:value-type="string">
            <text:p>0:50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5439" calcext:value-type="float">
            <text:p>0.5439</text:p>
          </table:table-cell>
          <table:table-cell table:formula="of:=([.E16]+[.I16]+[.M16])/3" office:value-type="float" office:value="0.396566666666667" calcext:value-type="float">
            <text:p>0.396566666666667</text:p>
          </table:table-cell>
          <table:table-cell table:formula="of:=([.F16]+[.J16]+[.N16])/3" office:value-type="float" office:value="0.531466666666667" calcext:value-type="float">
            <text:p>0.531466666666667</text:p>
          </table:table-cell>
          <table:table-cell table:formula="of:=([.O16]+[.P16])/2" office:value-type="float" office:value="0.464016666666667" calcext:value-type="float">
            <text:p>0.4640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5867" calcext:value-type="float">
            <text:p>0.5867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5266" calcext:value-type="float">
            <text:p>0.5266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4961" calcext:value-type="float">
            <text:p>0.4961</text:p>
          </table:table-cell>
          <table:table-cell table:formula="of:=([.E17]+[.I17]+[.M17])/3" office:value-type="float" office:value="0.460466666666667" calcext:value-type="float">
            <text:p>0.460466666666667</text:p>
          </table:table-cell>
          <table:table-cell table:formula="of:=([.F17]+[.J17]+[.N17])/3" office:value-type="float" office:value="0.536466666666667" calcext:value-type="float">
            <text:p>0.536466666666667</text:p>
          </table:table-cell>
          <table:table-cell table:formula="of:=([.O17]+[.P17])/2" office:value-type="float" office:value="0.498466666666667" calcext:value-type="float">
            <text:p>0.49846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4023" calcext:value-type="float">
            <text:p>0.4023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476" calcext:value-type="float">
            <text:p>0.476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4373" calcext:value-type="float">
            <text:p>0.4373</text:p>
          </table:table-cell>
          <table:table-cell table:formula="of:=([.E18]+[.I18]+[.M18])/3" office:value-type="float" office:value="0.4283" calcext:value-type="float">
            <text:p>0.4283</text:p>
          </table:table-cell>
          <table:table-cell table:formula="of:=([.F18]+[.J18]+[.N18])/3" office:value-type="float" office:value="0.438533333333333" calcext:value-type="float">
            <text:p>0.438533333333333</text:p>
          </table:table-cell>
          <table:table-cell table:formula="of:=([.O18]+[.P18])/2" office:value-type="float" office:value="0.433416666666667" calcext:value-type="float">
            <text:p>0.4334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:40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5096" calcext:value-type="float">
            <text:p>0.5096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4211" calcext:value-type="float">
            <text:p>0.4211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5279" calcext:value-type="float">
            <text:p>0.5279</text:p>
          </table:table-cell>
          <table:table-cell table:formula="of:=([.E19]+[.I19]+[.M19])/3" office:value-type="float" office:value="0.4329" calcext:value-type="float">
            <text:p>0.4329</text:p>
          </table:table-cell>
          <table:table-cell table:formula="of:=([.F19]+[.J19]+[.N19])/3" office:value-type="float" office:value="0.4862" calcext:value-type="float">
            <text:p>0.4862</text:p>
          </table:table-cell>
          <table:table-cell table:formula="of:=([.O19]+[.P19])/2" office:value-type="float" office:value="0.45955" calcext:value-type="float">
            <text:p>0.45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4485" calcext:value-type="float">
            <text:p>0.4485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585" calcext:value-type="float">
            <text:p>0.4585</text:p>
          </table:table-cell>
          <table:table-cell/>
          <table:table-cell office:value-type="string" calcext:value-type="string">
            <text:p>0:45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249" calcext:value-type="float">
            <text:p>0.6249</text:p>
          </table:table-cell>
          <table:table-cell table:formula="of:=([.E20]+[.I20]+[.M20])/3" office:value-type="float" office:value="0.44" calcext:value-type="float">
            <text:p>0.44</text:p>
          </table:table-cell>
          <table:table-cell table:formula="of:=([.F20]+[.J20]+[.N20])/3" office:value-type="float" office:value="0.510633333333333" calcext:value-type="float">
            <text:p>0.510633333333333</text:p>
          </table:table-cell>
          <table:table-cell table:formula="of:=([.O20]+[.P20])/2" office:value-type="float" office:value="0.475316666666667" calcext:value-type="float">
            <text:p>0.475316666666667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vi_loop_far</text:p>
          </table:table-cell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3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3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661" calcext:value-type="float">
            <text:p>0.4661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5161" calcext:value-type="float">
            <text:p>0.5161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29" calcext:value-type="float">
            <text:p>0.4029</text:p>
          </table:table-cell>
          <table:table-cell table:formula="of:=([.E25]+[.I25]+[.M25])/3" office:value-type="float" office:value="0.553166666666667" calcext:value-type="float">
            <text:p>0.553166666666667</text:p>
          </table:table-cell>
          <table:table-cell table:formula="of:=([.F25]+[.J25]+[.N25])/3" office:value-type="float" office:value="0.4617" calcext:value-type="float">
            <text:p>0.4617</text:p>
          </table:table-cell>
          <table:table-cell table:formula="of:=([.O25]+[.P25])/2" office:value-type="float" office:value="0.507433333333333" calcext:value-type="float">
            <text:p>0.5074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816" calcext:value-type="float">
            <text:p>0.3816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29" calcext:value-type="float">
            <text:p>0.329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486" calcext:value-type="float">
            <text:p>0.3486</text:p>
          </table:table-cell>
          <table:table-cell table:formula="of:=([.E26]+[.I26]+[.M26])/3" office:value-type="float" office:value="0.3373" calcext:value-type="float">
            <text:p>0.3373</text:p>
          </table:table-cell>
          <table:table-cell table:formula="of:=([.F26]+[.J26]+[.N26])/3" office:value-type="float" office:value="0.353066666666667" calcext:value-type="float">
            <text:p>0.353066666666667</text:p>
          </table:table-cell>
          <table:table-cell table:formula="of:=([.O26]+[.P26])/2" office:value-type="float" office:value="0.345183333333333" calcext:value-type="float">
            <text:p>0.3451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3914" calcext:value-type="float">
            <text:p>0.3914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2394" calcext:value-type="float">
            <text:p>0.2394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3072" calcext:value-type="float">
            <text:p>0.3072</text:p>
          </table:table-cell>
          <table:table-cell table:formula="of:=([.E27]+[.I27]+[.M27])/3" office:value-type="float" office:value="0.377166666666667" calcext:value-type="float">
            <text:p>0.377166666666667</text:p>
          </table:table-cell>
          <table:table-cell table:formula="of:=([.F27]+[.J27]+[.N27])/3" office:value-type="float" office:value="0.312666666666667" calcext:value-type="float">
            <text:p>0.312666666666667</text:p>
          </table:table-cell>
          <table:table-cell table:formula="of:=([.O27]+[.P27])/2" office:value-type="float" office:value="0.344916666666667" calcext:value-type="float">
            <text:p>0.34491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2893" calcext:value-type="float">
            <text:p>0.2893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797" calcext:value-type="float">
            <text:p>0.3797</text:p>
          </table:table-cell>
          <table:table-cell/>
          <table:table-cell office:value-type="string" calcext:value-type="string">
            <text:p>0:55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3597" calcext:value-type="float">
            <text:p>0.3597</text:p>
          </table:table-cell>
          <table:table-cell table:formula="of:=([.E28]+[.I28]+[.M28])/3" office:value-type="float" office:value="0.356933333333333" calcext:value-type="float">
            <text:p>0.356933333333333</text:p>
          </table:table-cell>
          <table:table-cell table:formula="of:=([.F28]+[.J28]+[.N28])/3" office:value-type="float" office:value="0.3429" calcext:value-type="float">
            <text:p>0.3429</text:p>
          </table:table-cell>
          <table:table-cell table:formula="of:=([.O28]+[.P28])/2" office:value-type="float" office:value="0.349916666666667" calcext:value-type="float">
            <text:p>0.349916666666667</text:p>
          </table:table-cell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vi_loop_uav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0:50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1366" calcext:value-type="float">
            <text:p>0.1366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0:50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827" calcext:value-type="float">
            <text:p>0.18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:50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249" calcext:value-type="float">
            <text:p>0.1249</text:p>
          </table:table-cell>
          <table:table-cell table:formula="of:=([.E33]+[.I33]+[.M33])/3" office:value-type="float" office:value="0.114066666666667" calcext:value-type="float">
            <text:p>0.114066666666667</text:p>
          </table:table-cell>
          <table:table-cell table:formula="of:=([.F33]+[.J33]+[.N33])/3" office:value-type="float" office:value="0.148066666666667" calcext:value-type="float">
            <text:p>0.148066666666667</text:p>
          </table:table-cell>
          <table:table-cell table:formula="of:=([.O33]+[.P33])/2" office:value-type="float" office:value="0.131066666666667" calcext:value-type="float">
            <text:p>0.1310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0:50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1058" calcext:value-type="float">
            <text:p>0.1058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0:50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1056" calcext:value-type="float">
            <text:p>0.1056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0:50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1148" calcext:value-type="float">
            <text:p>0.1148</text:p>
          </table:table-cell>
          <table:table-cell table:formula="of:=([.E34]+[.I34]+[.M34])/3" office:value-type="float" office:value="0.0736" calcext:value-type="float">
            <text:p>0.0736</text:p>
          </table:table-cell>
          <table:table-cell table:formula="of:=([.F34]+[.J34]+[.N34])/3" office:value-type="float" office:value="0.108733333333333" calcext:value-type="float">
            <text:p>0.108733333333333</text:p>
          </table:table-cell>
          <table:table-cell table:formula="of:=([.O34]+[.P34])/2" office:value-type="float" office:value="0.0911666666666667" calcext:value-type="float">
            <text:p>0.0911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0:50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1256" calcext:value-type="float">
            <text:p>0.12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:50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818" calcext:value-type="float">
            <text:p>0.1818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0:50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953" calcext:value-type="float">
            <text:p>0.0953</text:p>
          </table:table-cell>
          <table:table-cell table:formula="of:=([.E35]+[.I35]+[.M35])/3" office:value-type="float" office:value="0.1129" calcext:value-type="float">
            <text:p>0.1129</text:p>
          </table:table-cell>
          <table:table-cell table:formula="of:=([.F35]+[.J35]+[.N35])/3" office:value-type="float" office:value="0.134233333333333" calcext:value-type="float">
            <text:p>0.134233333333333</text:p>
          </table:table-cell>
          <table:table-cell table:formula="of:=([.O35]+[.P35])/2" office:value-type="float" office:value="0.123566666666667" calcext:value-type="float">
            <text:p>0.12356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0:50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1098" calcext:value-type="float">
            <text:p>0.1098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0:50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169" calcext:value-type="float">
            <text:p>0.116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0:50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959" calcext:value-type="float">
            <text:p>0.0959</text:p>
          </table:table-cell>
          <table:table-cell table:formula="of:=([.E36]+[.I36]+[.M36])/3" office:value-type="float" office:value="0.0846" calcext:value-type="float">
            <text:p>0.0846</text:p>
          </table:table-cell>
          <table:table-cell table:formula="of:=([.F36]+[.J36]+[.N36])/3" office:value-type="float" office:value="0.107533333333333" calcext:value-type="float">
            <text:p>0.107533333333333</text:p>
          </table:table-cell>
          <table:table-cell table:formula="of:=([.O36]+[.P36])/2" office:value-type="float" office:value="0.0960666666666667" calcext:value-type="float">
            <text:p>0.096066666666667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vi_loop_uav with culling red=0.90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0:5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0:50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2523" calcext:value-type="float">
            <text:p>0.25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:50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26" calcext:value-type="float">
            <text:p>0.2226</text:p>
          </table:table-cell>
          <table:table-cell table:formula="of:=([.E40]+[.I40]+[.M40])/3" office:value-type="float" office:value="0.199066666666667" calcext:value-type="float">
            <text:p>0.199066666666667</text:p>
          </table:table-cell>
          <table:table-cell table:formula="of:=([.F40]+[.J40]+[.N40])/3" office:value-type="float" office:value="0.238233333333333" calcext:value-type="float">
            <text:p>0.238233333333333</text:p>
          </table:table-cell>
          <table:table-cell table:formula="of:=([.O40]+[.P40])/2" office:value-type="float" office:value="0.21865" calcext:value-type="float">
            <text:p>0.218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0:50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477" calcext:value-type="float">
            <text:p>0.1477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0:50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921" calcext:value-type="float">
            <text:p>0.0921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0:50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547" calcext:value-type="float">
            <text:p>0.1547</text:p>
          </table:table-cell>
          <table:table-cell table:formula="of:=([.E41]+[.I41]+[.M41])/3" office:value-type="float" office:value="0.114966666666667" calcext:value-type="float">
            <text:p>0.114966666666667</text:p>
          </table:table-cell>
          <table:table-cell table:formula="of:=([.F41]+[.J41]+[.N41])/3" office:value-type="float" office:value="0.1315" calcext:value-type="float">
            <text:p>0.1315</text:p>
          </table:table-cell>
          <table:table-cell table:formula="of:=([.O41]+[.P41])/2" office:value-type="float" office:value="0.123233333333333" calcext:value-type="float">
            <text:p>0.1232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0:50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633" calcext:value-type="float">
            <text:p>0.0633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0:50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1073" calcext:value-type="float">
            <text:p>0.1073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0:50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944" calcext:value-type="float">
            <text:p>0.0944</text:p>
          </table:table-cell>
          <table:table-cell table:formula="of:=([.E42]+[.I42]+[.M42])/3" office:value-type="float" office:value="0.0750333333333333" calcext:value-type="float">
            <text:p>0.075033333333333</text:p>
          </table:table-cell>
          <table:table-cell table:formula="of:=([.F42]+[.J42]+[.N42])/3" office:value-type="float" office:value="0.0883333333333333" calcext:value-type="float">
            <text:p>0.088333333333333</text:p>
          </table:table-cell>
          <table:table-cell table:formula="of:=([.O42]+[.P42])/2" office:value-type="float" office:value="0.0816833333333333" calcext:value-type="float">
            <text:p>0.08168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0:50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1238" calcext:value-type="float">
            <text:p>0.1238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0:50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376" calcext:value-type="float">
            <text:p>0.2376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0:50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221" calcext:value-type="float">
            <text:p>0.1221</text:p>
          </table:table-cell>
          <table:table-cell table:formula="of:=([.E43]+[.I43]+[.M43])/3" office:value-type="float" office:value="0.1259" calcext:value-type="float">
            <text:p>0.1259</text:p>
          </table:table-cell>
          <table:table-cell table:formula="of:=([.F43]+[.J43]+[.N43])/3" office:value-type="float" office:value="0.161166666666667" calcext:value-type="float">
            <text:p>0.161166666666667</text:p>
          </table:table-cell>
          <table:table-cell table:formula="of:=([.O43]+[.P43])/2" office:value-type="float" office:value="0.143533333333333" calcext:value-type="float">
            <text:p>0.14353333333333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vi_loop_uav with culling red=0.94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0:50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1141" calcext:value-type="float">
            <text:p>0.11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: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" calcext:value-type="float">
            <text:p>0.12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0:50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957" calcext:value-type="float">
            <text:p>0.0957</text:p>
          </table:table-cell>
          <table:table-cell table:formula="of:=([.E47]+[.J47]+[.M47])/3" office:value-type="float" office:value="0.0830666666666667" calcext:value-type="float">
            <text:p>0.083066666666667</text:p>
          </table:table-cell>
          <table:table-cell table:formula="of:=([.F47]+[.J47]+[.N47])/3" office:value-type="float" office:value="0.109933333333333" calcext:value-type="float">
            <text:p>0.109933333333333</text:p>
          </table:table-cell>
          <table:table-cell table:formula="of:=([.O47]+[.P47])/2" office:value-type="float" office:value="0.0965" calcext:value-type="float">
            <text:p>0.096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vi_loop_uav with culling red=0.9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:50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3914" calcext:value-type="float">
            <text:p>0.3914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0:50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392" calcext:value-type="float">
            <text:p>0.1392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0:50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233" calcext:value-type="float">
            <text:p>0.233</text:p>
          </table:table-cell>
          <table:table-cell table:formula="of:=([.E51]+[.I51]+[.M51])/3" office:value-type="float" office:value="0.1907" calcext:value-type="float">
            <text:p>0.1907</text:p>
          </table:table-cell>
          <table:table-cell table:formula="of:=([.F51]+[.J51]+[.N51])/3" office:value-type="float" office:value="0.254533333333333" calcext:value-type="float">
            <text:p>0.254533333333333</text:p>
          </table:table-cell>
          <table:table-cell table:formula="of:=([.O51]+[.P51])/2" office:value-type="float" office:value="0.222616666666667" calcext:value-type="float">
            <text:p>0.2226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:50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1186" calcext:value-type="float">
            <text:p>0.1186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0:50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999" calcext:value-type="float">
            <text:p>0.0999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0:50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1112" calcext:value-type="float">
            <text:p>0.1112</text:p>
          </table:table-cell>
          <table:table-cell table:formula="of:=([.E52]+[.I52]+[.M52])/3" office:value-type="float" office:value="0.0759" calcext:value-type="float">
            <text:p>0.0759</text:p>
          </table:table-cell>
          <table:table-cell table:formula="of:=([.F52]+[.J52]+[.N52])/3" office:value-type="float" office:value="0.1099" calcext:value-type="float">
            <text:p>0.1099</text:p>
          </table:table-cell>
          <table:table-cell table:formula="of:=([.O52]+[.P52])/2" office:value-type="float" office:value="0.0929" calcext:value-type="float">
            <text:p>0.09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0:50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816" calcext:value-type="float">
            <text:p>0.0816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0:5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65" calcext:value-type="float">
            <text:p>0.0865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0:50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9918" calcext:value-type="float">
            <text:p>0.09918</text:p>
          </table:table-cell>
          <table:table-cell table:formula="of:=([.E53]+[.I53]+[.M53])/3" office:value-type="float" office:value="0.0656" calcext:value-type="float">
            <text:p>0.0656</text:p>
          </table:table-cell>
          <table:table-cell table:formula="of:=([.F53]+[.J53]+[.N53])/3" office:value-type="float" office:value="0.0890933333333333" calcext:value-type="float">
            <text:p>0.089093333333333</text:p>
          </table:table-cell>
          <table:table-cell table:formula="of:=([.O53]+[.P53])/2" office:value-type="float" office:value="0.0773466666666667" calcext:value-type="float">
            <text:p>0.07734666666666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vi_loop_uav with culling red=0.94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0:50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926" calcext:value-type="float">
            <text:p>0.0926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0:50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79" calcext:value-type="float">
            <text:p>0.079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0:50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1141" calcext:value-type="float">
            <text:p>0.1141</text:p>
          </table:table-cell>
          <table:table-cell table:formula="of:=([.E57]+[.I57]+[.M57])/3" office:value-type="float" office:value="0.0615666666666667" calcext:value-type="float">
            <text:p>0.061566666666667</text:p>
          </table:table-cell>
          <table:table-cell table:formula="of:=([.F57]+[.J57]+[.N57])/3" office:value-type="float" office:value="0.0952333333333333" calcext:value-type="float">
            <text:p>0.095233333333333</text:p>
          </table:table-cell>
          <table:table-cell table:formula="of:=([.O57]+[.P57])/2" office:value-type="float" office:value="0.0784" calcext:value-type="float">
            <text:p>0.0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1:25:15.701106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53:01.569059941</meta:creation-date>
    <dc:date>2017-01-05T12:40:22.798996944</dc:date>
    <meta:editing-duration>PT13H48M46S</meta:editing-duration>
    <meta:editing-cycles>415</meta:editing-cycles>
    <meta:generator>LibreOffice/5.2.3.3$Linux_X86_64 LibreOffice_project/20m0$Build-3</meta:generator>
    <meta:document-statistic meta:table-count="1" meta:cell-count="660" meta:object-count="0"/>
  </office:meta>
</office:document-meta>
</file>